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5%" draw:fill-image-width="0cm" draw:fill-image-height="0cm" draw:textarea-horizontal-align="justify" draw:textarea-vertical-align="middle" draw:auto-grow-height="false" fo:min-height="0.47cm" fo:min-width="1.542cm" draw:shadow-opacity="25%"/>
    </style:style>
    <style:style style:name="gr2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731cm" fo:min-width="3.648cm" draw:shadow-opacity="25%"/>
    </style:style>
    <style:style style:name="gr3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949cm" fo:min-width="2.805cm" draw:shadow-opacity="25%"/>
    </style:style>
    <style:style style:name="gr4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83cm" fo:min-width="1.003cm" fo:padding-left="0.102cm" fo:padding-right="0.102cm" draw:shadow-opacity="25%"/>
    </style:style>
    <style:style style:name="gr5" style:family="graphic" style:parent-style-name="objectwithoutfill">
      <style:graphic-properties draw:stroke="solid" draw:marker-end="Arrow" draw:marker-end-width="0.203cm" draw:fill="none" draw:fill-color="#729fcf" draw:opacity="25%" draw:fill-image-width="0cm" draw:fill-image-height="0cm" draw:textarea-vertical-align="middle" draw:shadow-opacity="25%"/>
    </style:style>
    <style:style style:name="gr6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1.167cm" fo:min-width="2.896cm" draw:shadow-opacity="25%"/>
    </style:style>
    <style:style style:name="gr7" style:family="graphic" style:parent-style-name="objectwithoutfill">
      <style:graphic-properties draw:stroke="solid" draw:marker-end="Arrow" draw:marker-end-width="0.203cm" draw:fill="none" draw:fill-color="#729fcf" draw:opacity="25%" draw:fill-image-width="0cm" draw:fill-image-height="0cm" draw:textarea-vertical-align="middle" draw:shadow-opacity="25%"/>
    </style:style>
    <style:style style:name="gr8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785cm" fo:min-width="1.308cm" fo:padding-left="0.102cm" fo:padding-right="0.102cm" draw:shadow-opacity="25%"/>
    </style:style>
    <style:style style:name="gr9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783cm" fo:min-width="2.843cm" draw:shadow-opacity="25%"/>
    </style:style>
    <style:style style:name="gr10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1.167cm" fo:min-width="2.769cm" draw:shadow-opacity="25%"/>
    </style:style>
    <style:style style:name="gr11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2.364cm" fo:min-width="6.379cm" draw:shadow-opacity="25%"/>
    </style:style>
    <style:style style:name="gr12" style:family="graphic" style:parent-style-name="textbody">
      <style:graphic-properties draw:stroke="none" svg:stroke-color="#000000" draw:fill="none" draw:fill-color="#ffffff" draw:opacity="25%" draw:fill-image-width="0cm" draw:fill-image-height="0cm" draw:shadow-opacity="25%"/>
    </style:style>
    <style:style style:name="gr13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54cm" svg:height="1.016cm" svg:x="2.27cm" svg:y="2.13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4.064cm" svg:height="1.143cm" svg:x="1.507cm" svg:y="3.727cm">
          <text:p text:style-name="P1">Gantry moves to start</text:p>
          <text:p text:style-name="P1">position for scanning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3.257cm" svg:height="1.397cm" svg:x="1.916cm" svg:y="5.496cm">
          <text:p text:style-name="P1">Gantry moves</text:p>
          <text:p text:style-name="P1">down y axis 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2.413cm" svg:height="2.159cm" svg:x="2.345cm" svg:y="7.463cm">
          <text:p text:style-name="P1">Part</text:p>
          <text:p text:style-name="P1">detec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544cm" svg:y1="6.893cm" svg:x2="3.552cm" svg:y2="7.463cm" draw:start-shape="id1" draw:start-glue-point="2" draw:end-shape="id2" draw:end-glue-point="4" svg:d="M3544 6893v285h8v285" svg:viewBox="0 0 9 571">
          <text:p/>
        </draw:connector>
        <draw:custom-shape draw:style-name="gr6" draw:text-style-name="P1" xml:id="id3" draw:id="id3" draw:layer="layout" svg:width="3.384cm" svg:height="1.651cm" svg:x="1.863cm" svg:y="10.265cm">
          <text:p text:style-name="P1">Move gantry</text:p>
          <text:p text:style-name="P1">to nearest part 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758cm" svg:y1="8.543cm" svg:x2="5.173cm" svg:y2="6.194cm" draw:start-shape="id2" draw:start-glue-point="7" draw:end-shape="id1" draw:end-glue-point="1" svg:d="M4758 8543h916v-2349h-501" svg:viewBox="0 0 917 2350">
          <text:p text:style-name="P1"><text:span text:style-name="T1">NO</text:span></text:p>
        </draw:connector>
        <draw:connector draw:style-name="gr7" draw:text-style-name="P1" draw:layer="layout" svg:x1="3.552cm" svg:y1="9.622cm" svg:x2="3.555cm" svg:y2="10.265cm" draw:start-shape="id2" draw:start-glue-point="6" draw:end-shape="id3" draw:end-glue-point="0" svg:d="M3552 9622v321h3v322" svg:viewBox="0 0 4 644">
          <text:p text:style-name="P1"><text:span text:style-name="T1"><text:s text:c="4"/></text:span><text:span text:style-name="T1"><text:tab/></text:span><text:span text:style-name="T1">YES</text:span></text:p>
        </draw:connector>
        <draw:custom-shape draw:style-name="gr8" draw:text-style-name="P2" xml:id="id4" draw:id="id4" draw:layer="layout" svg:width="3.022cm" svg:height="2.069cm" draw:transform="skewX (-0.0111701072127637) translate (2.044cm 12.627cm)">
          <text:p text:style-name="P1"><text:span text:style-name="T1">Part</text:span></text:p>
          <text:p text:style-name="P1"><text:span text:style-name="T1">Recogniz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555cm" svg:y1="11.916cm" svg:x2="3.555cm" svg:y2="12.627cm" draw:start-shape="id3" draw:start-glue-point="2" draw:end-shape="id4" draw:end-glue-point="4" svg:d="M3555 11916v711" svg:viewBox="0 0 1 712">
          <text:p/>
        </draw:connector>
        <draw:custom-shape draw:style-name="gr9" draw:text-style-name="P1" xml:id="id6" draw:id="id6" draw:layer="layout" svg:width="3.267cm" svg:height="1.203cm" svg:x="6.17cm" svg:y="13.073cm">
          <text:p text:style-name="P1">Put part in</text:p>
          <text:p text:style-name="P1">Unrecognized bin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5" draw:id="id5" draw:layer="layout" svg:width="3.257cm" svg:height="1.651cm" svg:x="1.966cm" svg:y="15.523cm">
          <text:p text:style-name="P1">Put part in</text:p>
          <text:p text:style-name="P1">category bin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579cm" svg:y1="14.696cm" svg:x2="3.594cm" svg:y2="15.523cm" draw:start-shape="id4" draw:start-glue-point="6" draw:end-shape="id5" draw:end-glue-point="0" svg:d="M3579 14696v413h15v414" svg:viewBox="0 0 16 828">
          <text:p text:style-name="P1"><text:span text:style-name="T1"><text:tab/></text:span><text:span text:style-name="T1">YES</text:span></text:p>
        </draw:connector>
        <draw:connector draw:style-name="gr7" draw:text-style-name="P1" draw:layer="layout" svg:x1="5.078cm" svg:y1="13.662cm" svg:x2="6.17cm" svg:y2="13.674cm" draw:start-shape="id4" draw:start-glue-point="7" draw:end-shape="id6" draw:end-glue-point="3" svg:d="M5078 13662h552v12h540" svg:viewBox="0 0 1093 13">
          <text:p text:style-name="P1"><text:span text:style-name="T1"/></text:p>
          <text:p text:style-name="P1"><text:span text:style-name="T1">NO</text:span></text:p>
        </draw:connector>
        <draw:custom-shape draw:style-name="gr11" draw:text-style-name="P1" draw:layer="layout" svg:width="7.067cm" svg:height="3.048cm" svg:x="30.509cm" svg:y="30.592cm">
          <text:p text:style-name="P1">Gantry puts part in</text:p>
          <text:p text:style-name="P1">Unrecognized bin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9.336cm" svg:height="0.635cm" svg:x="1.254cm" svg:y="26.146cm">
          <draw:text-box>
            <text:p text:style-name="P1">Rev 1.0 3/5/2017 – Group 110</text:p>
          </draw:text-box>
        </draw:frame>
        <draw:connector draw:style-name="gr13" draw:text-style-name="P1" draw:layer="layout" svg:x1="7.803cm" svg:y1="14.276cm" svg:x2="5.173cm" svg:y2="6.194cm" draw:start-shape="id6" draw:start-glue-point="2" draw:end-shape="id1" draw:end-glue-point="1" svg:d="M7803 14276v501h2135v-8583h-4765" svg:viewBox="0 0 4766 8584">
          <text:p/>
        </draw:connector>
        <draw:connector draw:style-name="gr13" draw:text-style-name="P1" draw:layer="layout" svg:x1="3.594cm" svg:y1="17.174cm" svg:x2="1.916cm" svg:y2="6.194cm" draw:start-shape="id5" draw:start-glue-point="2" draw:end-shape="id1" draw:end-glue-point="3" svg:d="M3594 17174v501h-2180v-11481h502" svg:viewBox="0 0 2181 11482">
          <text:p/>
        </draw:connector>
        <draw:connector draw:style-name="gr13" draw:text-style-name="P1" draw:layer="layout" svg:x1="3.54cm" svg:y1="3.151cm" svg:x2="3.539cm" svg:y2="3.727cm" draw:start-shape="id7" draw:start-glue-point="8" draw:end-shape="id8" draw:end-glue-point="0" svg:d="M3540 3151v288h-1v288" svg:viewBox="0 0 2 577">
          <text:p/>
        </draw:connector>
        <draw:frame draw:style-name="gr12" draw:text-style-name="P1" draw:layer="layout" svg:width="19.336cm" svg:height="0.635cm" svg:x="1.254cm" svg:y="1cm">
          <draw:text-box>
            <text:p text:style-name="P1">Group 110 - Part scanning and sorting logic</text:p>
          </draw:text-box>
        </draw:frame>
        <draw:connector draw:style-name="gr13" draw:text-style-name="P1" draw:layer="layout" svg:x1="3.539cm" svg:y1="4.87cm" svg:x2="3.544cm" svg:y2="5.496cm" draw:start-shape="id8" draw:start-glue-point="2" draw:end-shape="id1" draw:end-glue-point="0" svg:d="M3539 4870v313h5v313" svg:viewBox="0 0 6 6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127cm" fo:padding-right="0.127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203cm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padding-left="0.127cm" fo:padding-right="0.127cm"/>
    </style:style>
    <style:style style:name="textbody" style:family="graphic" style:parent-style-name="standard">
      <style:graphic-properties draw:stroke="none" draw:fill="none" fo:padding-left="0.127cm" fo:padding-right="0.127cm" fo:wrap-option="no-wrap"/>
      <style:text-properties fo:font-size="1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bayliss </meta:initial-creator>
    <meta:creation-date>2017-03-05T07:55:45.706766858</meta:creation-date>
    <dc:date>2017-03-05T09:33:19.443862394</dc:date>
    <dc:creator>bbayliss </dc:creator>
    <meta:editing-duration>PT43M30S</meta:editing-duration>
    <meta:editing-cycles>10</meta:editing-cycles>
    <meta:generator>LibreOffice/4.3.3.2$Linux_X86_64 LibreOffice_project/430m0$Build-2</meta:generator>
    <meta:document-statistic meta:object-count="2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draft" VL:creator="bbayliss " dc:date-time="2017-03-05T08:46:16"/>
</VL:version-list>
</file>